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1CC5B4335A1319C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image-name="Dotted_20_Grid" draw:textarea-horizontal-align="justify" draw:textarea-vertical-align="middle" draw:auto-grow-height="false" fo:min-height="14.75cm" fo:min-width="14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color="#000000" draw:fill-color="#000000" draw:textarea-vertical-align="middle" draw:auto-grow-height="false" fo:min-height="0.167cm" fo:min-width="0cm" fo:wrap-option="wrap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.126cm" fo:min-width="0cm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ffff" fo:min-height="0.75cm"/>
      <style:paragraph-properties style:writing-mode="lr-tb"/>
    </style:style>
    <style:style style:name="P1" style:family="paragraph">
      <loext:graphic-properties draw:fill="bitmap" draw:fill-image-name="Dotted_20_Grid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5cm" svg:height="1.25cm" svg:x="10.375cm" svg:y="4.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3" draw:layer="layout" svg:width="0.75cm" svg:height="0.75cm" svg:x="5.5cm" svg:y="15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.5cm" svg:y1="15.75cm" svg:x2="10.25cm" svg:y2="12.75cm">
          <text:p/>
        </draw:line>
        <draw:line draw:style-name="gr5" draw:text-style-name="P4" draw:layer="layout" svg:x1="6cm" svg:y1="15.5cm" svg:x2="10.5cm" svg:y2="5.5cm">
          <text:p/>
        </draw:line>
        <draw:line draw:style-name="gr6" draw:text-style-name="P4" draw:layer="layout" svg:x1="11cm" svg:y1="11.25cm" svg:x2="11cm" svg:y2="5.75cm">
          <text:p/>
        </draw:line>
        <draw:frame draw:style-name="gr7" draw:text-style-name="P5" draw:layer="layout" svg:width="6.25cm" svg:height="3.25cm" svg:x="11.8cm" svg:y="15.95cm">
          <draw:text-box>
            <text:p><text:span text:style-name="T1">Locations:</text:span></text:p>
            <text:p>Patient = (10, 75)</text:p>
            <text:p>IVT only = (50, 50)</text:p>
            <text:p>IVT/MT = (50, 0)</text:p>
          </draw:text-box>
        </draw:frame>
        <draw:frame draw:style-name="gr8" draw:text-style-name="P6" draw:layer="layout" svg:width="12cm" svg:height="8.072cm" svg:x="3.25cm" svg:y="20.161cm">
          <draw:text-box>
            <text:p><text:span text:style-name="T1">Travel times:</text:span></text:p>
            <text:p>Patient to IVT only = 47</text:p>
            <text:p>Patient to IVT/MT = 85</text:p>
            <text:p>IVT only to IVT/MT = 50</text:p>
            <text:p/>
            <text:p><text:span text:style-name="T1">Other fixed times:</text:span></text:p>
            <text:p><text:span text:style-name="T2">Onset to ambulance arrival <text:s/>= 60</text:span></text:p>
            <text:p><text:span text:style-name="T2">IVT time (from arrival at hospital) = 30</text:span></text:p>
            <text:p><text:span text:style-name="T2">MT time (from arrival at hospital) = 90</text:span></text:p>
            <text:p><text:span text:style-name="T2">Transfer additional delay = 60 </text:span></text:p>
          </draw:text-box>
        </draw:frame>
        <draw:frame draw:style-name="gr9" draw:text-style-name="P8" draw:layer="layout" svg:width="3cm" svg:height="1cm" svg:x="11.5cm" svg:y="12.5cm">
          <draw:text-box>
            <text:p text:style-name="P7">IVT only</text:p>
          </draw:text-box>
        </draw:frame>
        <draw:frame draw:style-name="gr10" draw:text-style-name="P8" draw:layer="layout" svg:width="3.5cm" svg:height="1cm" svg:x="11.5cm" svg:y="5.25cm">
          <draw:text-box>
            <text:p text:style-name="P7">IVT + MT</text:p>
          </draw:text-box>
        </draw:frame>
        <draw:frame draw:style-name="gr11" draw:text-style-name="P8" draw:layer="layout" svg:width="2.5cm" svg:height="1cm" svg:x="6.25cm" svg:y="16.5cm">
          <draw:text-box>
            <text:p text:style-name="P7">Pati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07:16:00.091091571</meta:creation-date>
    <dc:date>2022-09-01T07:36:37.718681633</dc:date>
    <meta:editing-duration>PT20M35S</meta:editing-duration>
    <meta:editing-cycles>5</meta:editing-cycles>
    <meta:generator>LibreOffice/7.3.5.2$Linux_X86_64 LibreOffice_project/30$Build-2</meta:generator>
    <meta:document-statistic meta:object-count="12"/>
  </office:meta>
</office:document-meta>
</file>